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genMojo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bugAntBuildListener.taskStart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messageLogg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buildStart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targetStart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targetFinish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AntBuildListener.taskFinish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utputStream.write( final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ErrorStream.write( final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genMojo.exec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ebugAntBuildListener.buildFinished( final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